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ca" fo:country="ES"/>
    </style:style>
    <style:style style:name="P2" style:family="paragraph" style:parent-style-name="Text_20_body">
      <style:paragraph-properties fo:text-align="start" style:justify-single-word="false"/>
      <style:text-properties fo:font-size="14pt" fo:language="ca" fo:country="ES" fo:font-style="italic" fo:font-weight="bold" officeooo:rsid="0012a0ad" officeooo:paragraph-rsid="0012a0a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4pt" fo:language="ca" fo:country="ES" fo:font-style="italic" fo:font-weight="bold" officeooo:rsid="0012cb12" officeooo:paragraph-rsid="0012cb12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4pt" fo:language="ca" fo:country="ES" fo:font-style="normal" fo:font-weight="normal" officeooo:rsid="0012cb12" officeooo:paragraph-rsid="0012cb12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size="14pt" fo:language="ca" fo:country="ES" fo:font-style="normal" fo:font-weight="normal" officeooo:rsid="0012a0ad" officeooo:paragraph-rsid="0012a0ad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size="12pt" fo:language="ca" fo:country="ES" fo:font-style="normal" fo:font-weight="normal" officeooo:rsid="0012cb12" officeooo:paragraph-rsid="0012cb1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3">
      <style:paragraph-properties fo:text-align="center" style:justify-single-word="false"/>
      <style:text-properties fo:font-size="18pt" fo:language="ca" fo:country="ES" style:font-size-asian="18pt" style:font-size-complex="18pt"/>
    </style:style>
    <style:style style:name="P8" style:family="paragraph" style:parent-style-name="Text_20_body">
      <style:paragraph-properties fo:text-align="center" style:justify-single-word="false"/>
      <style:text-properties fo:font-size="18pt" fo:language="ca" fo:country="ES" style:font-size-asian="18pt" style:font-size-complex="18pt"/>
    </style:style>
    <style:style style:name="P9" style:family="paragraph" style:parent-style-name="Text_20_body">
      <style:paragraph-properties fo:text-align="start" style:justify-single-word="false"/>
      <style:text-properties fo:font-size="12pt" fo:language="ca" fo:country="ES" fo:font-style="normal" fo:font-weight="normal" officeooo:rsid="0012cb12" officeooo:paragraph-rsid="0012cb1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size="12pt" fo:language="ca" fo:country="ES" fo:font-style="normal" fo:font-weight="normal" officeooo:rsid="0015fe0f" officeooo:paragraph-rsid="0015fe0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language="ca" fo:country="ES" fo:font-style="normal" fo:font-weight="normal" officeooo:rsid="00162f31" officeooo:paragraph-rsid="00162f31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4pt" fo:language="ca" fo:country="ES" fo:font-style="normal" fo:font-weight="bold" officeooo:rsid="0015fe0f" officeooo:paragraph-rsid="0015fe0f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fo:language="ca" fo:country="ES" officeooo:rsid="0017c496" officeooo:paragraph-rsid="0017c496" style:font-size-asian="14pt" style:font-size-complex="14pt"/>
    </style:style>
    <style:style style:name="T1" style:family="text">
      <style:text-properties officeooo:rsid="0012ff6a"/>
    </style:style>
    <style:style style:name="T2" style:family="text">
      <style:text-properties officeooo:rsid="00162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bookmark text:name="yui_3_17_2_1_1570633968401_101"/>Tasca 0: Explicació del bot de Telegram</text:h>
      <text:p text:style-name="P8"/>
      <text:p text:style-name="P13">NOM: Leonardo Calabró Alegría</text:p>
      <text:p text:style-name="P2">Descripció:</text:p>
      <text:p text:style-name="P6">El bot consta de quan un usuari introdueix el nom de una cançó apareixen els 5 primers resultats de <text:span text:style-name="T1">YouTube</text:span> relacionats amb el nom que tu has introduït.</text:p>
      <text:p text:style-name="P4"/>
      <text:p text:style-name="P3">Motiu:</text:p>
      <text:p text:style-name="P6">El motiu es perquè m’agrada escoltar música <text:span text:style-name="T1">i per si vull escoltar una cançó poso el nom i a partir de aquí ja puc escoltar la cançó directament des de YouTube.</text:span></text:p>
      <text:p text:style-name="P6"/>
      <text:p text:style-name="P12">Funcions:</text:p>
      <text:p text:style-name="P10">/musica «canci<text:span text:style-name="T2">ó</text:span>»: Apareix el resultat de la cancó obrint la pagina de Youtube</text:p>
      <text:p text:style-name="P10">/help : Et dona ajuda de <text:span text:style-name="T2">com funciona les diferents comades.</text:span></text:p>
      <text:p text:style-name="P10">/<text:span text:style-name="T2">hello: Et saluda el bot</text:span></text:p>
      <text:p text:style-name="P10"/>
      <text:p text:style-name="P11">Inspiració:</text:p>
      <text:p text:style-name="P11">Aquesta pagina està inspirada en shazam sense la funció de segons el soroll interpreti la cançó ja que no tinc ni el temps ni les capacitats per aconseguir-ho. Però si la funció que si busques per el nom de una cançó aquesta aparegui en Youtube.</text:p>
      <text:p text:style-name="P10"/>
      <text:p text:style-name="P6"/>
      <text:p text:style-name="P6"/>
      <text:p text:style-name="P6"/>
      <text:p text:style-name="P4"/>
      <text:p text:style-name="P4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ca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7:13:12.378627793</meta:creation-date>
    <dc:date>2019-10-16T15:58:31.952352086</dc:date>
    <meta:editing-duration>PT2H15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48" meta:character-count="823" meta:non-whitespace-character-count="687"/>
  </office:meta>
</office:document-meta>
</file>